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1" svg:font-family="Montserrat, Arial, Helvetica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77bc65" loext:opacity="100%" style:font-name="Montserrat" fo:font-size="12pt" officeooo:rsid="001297ec" officeooo:paragraph-rsid="001297ec" style:font-size-asian="12pt" style:font-size-complex="12pt"/>
    </style:style>
    <style:style style:name="P2" style:family="paragraph" style:parent-style-name="Standard">
      <style:text-properties fo:color="#77bc65" loext:opacity="100%" style:font-name="Montserrat" fo:font-size="9pt" officeooo:rsid="001297ec" officeooo:paragraph-rsid="001297ec" style:font-size-asian="9pt" style:font-size-complex="9pt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4" style:family="paragraph" style:parent-style-name="Standard">
      <style:text-properties style:font-name="Montserrat" fo:font-size="9pt" fo:font-weight="normal" officeooo:rsid="0014ede3" officeooo:paragraph-rsid="00176ce2" style:font-size-asian="9pt" style:font-weight-asian="normal" style:font-size-complex="9pt" style:font-weight-complex="normal"/>
    </style:style>
    <style:style style:name="P5" style:family="paragraph" style:parent-style-name="Standard">
      <style:text-properties style:font-name="Montserrat" fo:font-size="9pt" fo:font-weight="normal" officeooo:rsid="0011e08b" officeooo:paragraph-rsid="00176ce2" style:font-size-asian="9pt" style:font-weight-asian="normal" style:font-size-complex="9pt" style:font-weight-complex="normal"/>
    </style:style>
    <style:style style:name="P6" style:family="paragraph" style:parent-style-name="Standard">
      <style:text-properties style:font-name="Montserrat" fo:font-size="9pt" fo:font-weight="normal" officeooo:rsid="0012d793" officeooo:paragraph-rsid="00176ce2" style:font-size-asian="9pt" style:font-weight-asian="normal" style:font-size-complex="9pt" style:font-weight-complex="normal"/>
    </style:style>
    <style:style style:name="P7" style:family="paragraph" style:parent-style-name="Standard">
      <style:text-properties style:font-name="Montserrat" fo:font-size="9pt" fo:font-weight="normal" officeooo:rsid="001439c4" officeooo:paragraph-rsid="00176ce2" style:font-size-asian="9pt" style:font-weight-asian="normal" style:font-size-complex="9pt" style:font-weight-complex="normal"/>
    </style:style>
    <style:style style:name="P8" style:family="paragraph" style:parent-style-name="Standard">
      <style:text-properties style:font-name="Montserrat" fo:font-size="9pt" officeooo:rsid="0011e08b" officeooo:paragraph-rsid="00176ce2" style:font-size-asian="9pt" style:font-size-complex="9pt"/>
    </style:style>
    <style:style style:name="P9" style:family="paragraph" style:parent-style-name="Standard">
      <style:text-properties style:font-name="Montserrat" fo:font-size="9pt" officeooo:paragraph-rsid="00176ce2" style:font-size-asian="9pt" style:font-size-complex="9pt"/>
    </style:style>
    <style:style style:name="P10" style:family="paragraph" style:parent-style-name="Text_20_body">
      <style:paragraph-properties fo:orphans="2" fo:widows="2"/>
      <style:text-properties style:font-name="Montserrat" fo:font-size="9pt" style:font-size-asian="9pt" style:font-size-complex="9pt"/>
    </style:style>
    <style:style style:name="P11" style:family="paragraph" style:parent-style-name="Standard">
      <style:text-properties style:font-name="Montserrat" fo:font-size="9pt" fo:font-weight="bold" officeooo:rsid="0012d793" officeooo:paragraph-rsid="00176ce2" style:font-size-asian="9pt" style:font-weight-asian="bold" style:font-size-complex="9pt" style:font-weight-complex="bold"/>
    </style:style>
    <style:style style:name="P12" style:family="paragraph" style:parent-style-name="Standard">
      <style:text-properties style:font-name="Montserrat" fo:font-size="9pt" fo:font-weight="bold" officeooo:rsid="0011e08b" officeooo:paragraph-rsid="00176ce2" style:font-size-asian="9pt" style:font-weight-asian="bold" style:font-size-complex="9pt" style:font-weight-complex="bold"/>
    </style:style>
    <style:style style:name="P13" style:family="paragraph" style:parent-style-name="Standard">
      <style:text-properties style:font-name="Montserrat" fo:font-size="9pt" fo:font-weight="bold" officeooo:rsid="001439c4" officeooo:paragraph-rsid="00176ce2" style:font-size-asian="9pt" style:font-weight-asian="bold" style:font-size-complex="9pt" style:font-weight-complex="bold"/>
    </style:style>
    <style:style style:name="P14" style:family="paragraph" style:parent-style-name="Standard">
      <style:text-properties style:font-name="Montserrat" fo:font-size="9pt" fo:font-weight="bold" officeooo:rsid="0014ede3" officeooo:paragraph-rsid="00176ce2" style:font-size-asian="9pt" style:font-weight-asian="bold" style:font-size-complex="9pt" style:font-weight-complex="bold"/>
    </style:style>
    <style:style style:name="P15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37474f" loext:opacity="100%" style:font-name="Montserrat" fo:font-size="9pt" fo:letter-spacing="normal" fo:font-style="normal" fo:font-weight="normal" style:font-size-asian="9pt" style:font-size-complex="9pt"/>
    </style:style>
    <style:style style:name="P16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37474f" loext:opacity="100%" style:font-name="Montserrat" fo:font-size="9pt" fo:letter-spacing="normal" fo:font-style="normal" fo:font-weight="bold" style:font-size-asian="9pt" style:font-size-complex="9pt"/>
    </style:style>
    <style:style style:name="P17" style:family="paragraph" style:parent-style-name="Text_20_body">
      <style:paragraph-properties fo:orphans="2" fo:widows="2"/>
      <style:text-properties fo:color="#729fcf" loext:opacity="100%" style:font-name="Montserrat" fo:font-size="9pt" style:font-size-asian="9pt" style:font-size-complex="9pt"/>
    </style:style>
    <style:style style:name="P18" style:family="paragraph" style:parent-style-name="Standard">
      <style:text-properties style:font-name="Montserrat" fo:font-size="9pt" fo:font-weight="normal" officeooo:rsid="0014ede3" officeooo:paragraph-rsid="00176ce2" style:font-size-asian="9pt" style:font-weight-asian="normal" style:font-size-complex="9pt" style:font-weight-complex="normal"/>
    </style:style>
    <style:style style:name="P19" style:family="paragraph" style:parent-style-name="Standard">
      <style:text-properties fo:color="#666666" loext:opacity="100%" style:font-name="Montserrat" fo:font-size="10pt" officeooo:rsid="001297ec" officeooo:paragraph-rsid="001297ec" style:font-size-asian="10pt" style:font-size-complex="10pt"/>
    </style:style>
    <style:style style:name="P20" style:family="paragraph" style:parent-style-name="Text_20_body" style:list-style-name="L1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37474f" loext:opacity="100%" style:font-name="Montserrat" fo:font-size="9pt" fo:letter-spacing="normal" fo:font-style="normal" fo:font-weight="normal" style:font-size-asian="9pt" style:font-size-complex="9pt"/>
    </style:style>
    <style:style style:name="P21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37474f" loext:opacity="100%" style:font-name="Montserrat" fo:font-size="9pt" fo:letter-spacing="normal" fo:font-style="normal" fo:font-weight="normal" style:font-size-asian="9pt" style:font-size-complex="9pt"/>
    </style:style>
    <style:style style:name="P22" style:family="paragraph" style:parent-style-name="Text_20_body" style:list-style-name="L2">
      <style:paragraph-properties fo:margin-top="0cm" fo:margin-bottom="0.247cm" style:contextual-spacing="false" fo:orphans="2" fo:widows="2"/>
      <style:text-properties fo:font-variant="normal" fo:text-transform="none" fo:color="#37474f" loext:opacity="100%" style:font-name="Montserrat" fo:font-size="9pt" fo:letter-spacing="normal" fo:font-style="normal" fo:font-weight="normal" style:font-size-asian="9pt" style:font-size-complex="9pt"/>
    </style:style>
    <style:style style:name="P23" style:family="paragraph" style:parent-style-name="Text_20_body" style:list-style-name="L3">
      <style:paragraph-properties fo:margin-top="0cm" fo:margin-bottom="0.247cm" style:contextual-spacing="false" fo:orphans="2" fo:widows="2"/>
      <style:text-properties fo:font-variant="normal" fo:text-transform="none" fo:color="#37474f" loext:opacity="100%" style:font-name="Montserrat" fo:font-size="9pt" fo:letter-spacing="normal" fo:font-style="normal" fo:font-weight="normal" style:font-size-asian="9pt" style:font-size-complex="9pt"/>
    </style:style>
    <style:style style:name="P24" style:family="paragraph" style:parent-style-name="Text_20_body">
      <style:text-properties fo:font-variant="normal" fo:text-transform="none" fo:color="#37474f" loext:opacity="100%" style:font-name="Montserrat1" fo:font-size="10pt" fo:letter-spacing="normal" fo:font-style="italic" fo:font-weight="bold" officeooo:rsid="001297ec" officeooo:paragraph-rsid="001297ec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variant="normal" fo:text-transform="none" fo:color="#37474f" loext:opacity="100%" style:font-name="Montserrat" fo:font-size="9pt" fo:letter-spacing="normal" fo:font-style="normal" fo:font-weight="bold" style:font-size-asian="9pt" style:font-size-complex="9pt"/>
    </style:style>
    <style:style style:name="T2" style:family="text">
      <style:text-properties fo:color="#c9211e" loext:opacity="100%"/>
    </style:style>
    <style:style style:name="T3" style:family="text">
      <style:text-properties fo:color="#729fcf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77bc65" loext:opacity="100%"/>
    </style:style>
    <style:style style:name="T6" style:family="text">
      <style:text-properties fo:color="#ff8000" loext:opacity="100%"/>
    </style:style>
    <style:style style:name="T7" style:family="text">
      <style:text-properties officeooo:rsid="0012d793"/>
    </style:style>
    <style:style style:name="T8" style:family="text">
      <style:text-properties officeooo:rsid="0019b711"/>
    </style:style>
    <text:list-style style:name="L1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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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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trong_20_Emphasis"><text:span text:style-name="T1">T’han contractat per a dissenyar una web que permeti fer comandes de menjar a domicili per Internet.</text:span></text:span></text:p>
      <text:list xml:id="list4078243804" text:style-name="L1">
        <text:list-item>
          <text:p text:style-name="P20">Tingues en compte les següents indicacions per a modelar com seria la base de dades del projecte:</text:p>
        </text:list-item>
      </text:list>
      <text:p text:style-name="P15">Per a cada <text:span text:style-name="T2">client/a</text:span> emmagatzemem un <text:span text:style-name="T3">identificador únic: Nom, cognoms, adreça, codi postal, localitat, província, número de telèfon</text:span>.</text:p>
      <text:list xml:id="list172234089666506" text:continue-numbering="true" text:style-name="L1">
        <text:list-item>
          <text:p text:style-name="P21"><text:span text:style-name="T5">Una persona pot realitzar moltes comandes, però una única comanda només pot ser realitzat per una única persona</text:span>. De cada <text:span text:style-name="T2">comanda</text:span> s'emmagatzema un<text:span text:style-name="T3"> identificador únic: Data/hora, si la comanda és per a repartiment a domicili o per a recollir en botiga, la quantitat de productes que s'han seleccionat de cada tipus, el preu total</text:span>.</text:p>
        </text:list-item>
      </text:list>
      <text:p text:style-name="P10"/>
      <text:p text:style-name="P16">Una comanda pot constar d'un o diversos productes.</text:p>
      <text:p text:style-name="P10"/>
      <text:list text:style-name="L2">
        <text:list-item>
          <text:p text:style-name="P22">Els <text:span text:style-name="T4">productes</text:span> poden ser <text:span text:style-name="T2">pizzes</text:span>, <text:span text:style-name="T2">hamburgueses</text:span> i <text:span text:style-name="T2">begudes</text:span>. De cada producte s'emmagatzema un <text:span text:style-name="T3">identificador únic: Nom, descripció, imatge, preu.</text:span></text:p>
        </text:list-item>
      </text:list>
      <text:p text:style-name="P17"/>
      <text:p text:style-name="P16">En el cas de les pizzes existeixen diverses categories que poden anar canviant de nom al llarg de l'any. <text:span text:style-name="T5">Una pizza només pot estar dins d'una categoria, però una categoria pot tenir moltes pizzes.</text:span></text:p>
      <text:p text:style-name="P10"/>
      <text:p text:style-name="P15">De cada <text:span text:style-name="T2">categoria</text:span> s'emmagatzema un <text:span text:style-name="T3">identificador únic i un nom</text:span>. <text:span text:style-name="T5">Una comanda és gestionada per una única botiga i una botiga pot gestionar moltes comandes</text:span>. De cada<text:span text:style-name="T2"> botiga</text:span> s'emmagatzema un <text:span text:style-name="T3">identificador únic: Adreça, codi postal, localitat, província.</text:span></text:p>
      <text:p text:style-name="P10"/>
      <text:list text:style-name="L3">
        <text:list-item>
          <text:p text:style-name="P23"><text:span text:style-name="T5">En una botiga poden treballar molts empleats/des i un empleat/da només pot treballar en una botiga</text:span>. De cada <text:span text:style-name="T2">empleat/da</text:span>, s'emmagatzema un <text:span text:style-name="T3">identificador únic: Nom, cognoms, NIF, Telèfon</text:span>.</text:p>
        </text:list-item>
        <text:list-item>
          <text:p text:style-name="P23">Si treballa com a <text:span text:style-name="T2">cuiner/a</text:span> o<text:span text:style-name="T2"> repartidor/a</text:span>. <text:span text:style-name="T6">Per a les comandes de repartiment a domicili interessa guardar qui és el repartidor/a que fa el lliurament de la comanda i la data/hora del moment del lliurament.</text:span></text:p>
        </text:list-item>
      </text:lis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oft-page-break/>-- MySQL Workbench Forward Engineering</text:p>
      <text:p text:style-name="P9"/>
      <text:p text:style-name="P9">SET @OLD_UNIQUE_CHECKS=@@UNIQUE_CHECKS, UNIQUE_CHECKS=0;</text:p>
      <text:p text:style-name="P9">SET @OLD_FOREIGN_KEY_CHECKS=@@FOREIGN_KEY_CHECKS, FOREIGN_KEY_CHECKS=0;</text:p>
      <text:p text:style-name="P9">SET @OLD_SQL_MODE=@@SQL_MODE, SQL_MODE='ONLY_FULL_GROUP_BY,STRICT_TRANS_TABLES,ERROR_FOR_DIVISION_BY_ZERO,NO_ENGINE_SUBSTITUTION';</text:p>
      <text:p text:style-name="P9"/>
      <text:p text:style-name="P9">-- -----------------------------------------------------</text:p>
      <text:p text:style-name="P9">-- Schema Pizzeria</text:p>
      <text:p text:style-name="P9">-- -----------------------------------------------------</text:p>
      <text:p text:style-name="P9"/>
      <text:p text:style-name="P9">CREATE SCHEMA IF NOT EXISTS `Pizzeria` DEFAULT CHARACTER SET utf8mb4 COLLATE utf8mb4_0900_ai_ci ;</text:p>
      <text:p text:style-name="P9">USE `Pizzeria` ;</text:p>
      <text:p text:style-name="P9"/>
      <text:p text:style-name="P9">-- -----------------------------------------------------</text:p>
      <text:p text:style-name="P9">-- Table `Pizzeria`.`Adreça`</text:p>
      <text:p text:style-name="P9">-- -----------------------------------------------------</text:p>
      <text:p text:style-name="P9"/>
      <text:p text:style-name="P9">CREATE TABLE IF NOT EXISTS `Pizzeria`.`Adreça` (</text:p>
      <text:p text:style-name="P9"><text:s text:c="2"/>`id_Adreça` INT(11) NOT NULL AUTO_INCREMENT,</text:p>
      <text:p text:style-name="P9"><text:s text:c="2"/>`carrer` VARCHAR(15) NOT NULL,</text:p>
      <text:p text:style-name="P9"><text:s text:c="2"/>`numero` INT(11) NULL DEFAULT NULL,</text:p>
      <text:p text:style-name="P9"><text:s text:c="2"/>`pis` VARCHAR(3) NULL DEFAULT NULL,</text:p>
      <text:p text:style-name="P9"><text:s text:c="2"/>`codi_postal` INT(11) NOT NULL,</text:p>
      <text:p text:style-name="P9"><text:s text:c="2"/>`localitat` VARCHAR(20) NOT NULL,</text:p>
      <text:p text:style-name="P9"><text:s text:c="2"/>`provincia` VARCHAR(20) NOT NULL,</text:p>
      <text:p text:style-name="P9"><text:s text:c="2"/>PRIMARY KEY (`id_Adreça`))</text:p>
      <text:p text:style-name="P9">ENGINE = InnoDB</text:p>
      <text:p text:style-name="P9">AUTO_INCREMENT = 8</text:p>
      <text:p text:style-name="P9">DEFAULT CHARACTER SET = utf8mb4</text:p>
      <text:p text:style-name="P9">COLLATE = utf8mb4_0900_ai_ci;</text:p>
      <text:p text:style-name="P9"/>
      <text:p text:style-name="P9">-- -----------------------------------------------------</text:p>
      <text:p text:style-name="P9">-- Table `Pizzeria`.`Beguda`</text:p>
      <text:p text:style-name="P9">-- -----------------------------------------------------</text:p>
      <text:p text:style-name="P9"/>
      <text:p text:style-name="P9">CREATE TABLE IF NOT EXISTS `Pizzeria`.`Beguda` (</text:p>
      <text:p text:style-name="P9"><text:s text:c="2"/>`id_Beguda` INT(11) NOT NULL AUTO_INCREMENT,</text:p>
      <text:p text:style-name="P9"><text:s text:c="2"/>`nom` VARCHAR(15) NOT NULL,</text:p>
      <text:p text:style-name="P9"><text:s text:c="2"/>`descripcio` VARCHAR(20) NOT NULL,</text:p>
      <text:p text:style-name="P9"><text:s text:c="2"/>`imatge` BLOB NULL DEFAULT NULL,</text:p>
      <text:p text:style-name="P9"><text:s text:c="2"/>`preu` DOUBLE NOT NULL,</text:p>
      <text:p text:style-name="P9"><text:s text:c="2"/>PRIMARY KEY (`id_Beguda`))</text:p>
      <text:p text:style-name="P9">ENGINE = InnoDB</text:p>
      <text:p text:style-name="P9">AUTO_INCREMENT = 13</text:p>
      <text:p text:style-name="P9">DEFAULT CHARACTER SET = utf8mb4</text:p>
      <text:p text:style-name="P9">COLLATE = utf8mb4_0900_ai_ci;</text:p>
      <text:p text:style-name="P9"/>
      <text:p text:style-name="P9">-- -----------------------------------------------------</text:p>
      <text:p text:style-name="P9">-- Table `Pizzeria`.`Botiga`</text:p>
      <text:p text:style-name="P9">-- -----------------------------------------------------</text:p>
      <text:p text:style-name="P9"/>
      <text:p text:style-name="P9">CREATE TABLE IF NOT EXISTS `Pizzeria`.`Botiga` (</text:p>
      <text:p text:style-name="P9"><text:s text:c="2"/>`id_Botiga` INT(11) NOT NULL AUTO_INCREMENT,</text:p>
      <text:p text:style-name="P9"><text:s text:c="2"/>`carrer` VARCHAR(45) NOT NULL,</text:p>
      <text:p text:style-name="P9"><text:s text:c="2"/>`codi_postal` INT(11) NOT NULL,</text:p>
      <text:p text:style-name="P9"><text:s text:c="2"/>`localitat` VARCHAR(45) NOT NULL,</text:p>
      <text:p text:style-name="P9"><text:s text:c="2"/>`provincia` VARCHAR(45) NOT NULL,</text:p>
      <text:p text:style-name="P9"><text:s text:c="2"/>PRIMARY KEY (`id_Botiga`),</text:p>
      <text:p text:style-name="P9"><text:s text:c="2"/>UNIQUE INDEX `carrer_UNIQUE` (`carrer` ASC) VISIBLE)</text:p>
      <text:p text:style-name="P9">ENGINE = InnoDB</text:p>
      <text:p text:style-name="P9">AUTO_INCREMENT = 3</text:p>
      <text:p text:style-name="P9">DEFAULT CHARACTER SET = utf8mb4</text:p>
      <text:p text:style-name="P9">COLLATE = utf8mb4_0900_ai_ci;</text:p>
      <text:p text:style-name="P9"><text:soft-page-break/></text:p>
      <text:p text:style-name="P9"/>
      <text:p text:style-name="P9"/>
      <text:p text:style-name="P9">-- -----------------------------------------------------</text:p>
      <text:p text:style-name="P9">-- Table `Pizzeria`.`Pizza`</text:p>
      <text:p text:style-name="P9">-- -----------------------------------------------------</text:p>
      <text:p text:style-name="P9"/>
      <text:p text:style-name="P9">CREATE TABLE IF NOT EXISTS `Pizzeria`.`Pizza` (</text:p>
      <text:p text:style-name="P9"><text:s text:c="2"/>`id_Pizza` INT(11) NOT NULL AUTO_INCREMENT,</text:p>
      <text:p text:style-name="P9"><text:s text:c="2"/>`nom` VARCHAR(15) NOT NULL,</text:p>
      <text:p text:style-name="P9"><text:s text:c="2"/>`descripcio` VARCHAR(20) NOT NULL,</text:p>
      <text:p text:style-name="P9"><text:s text:c="2"/>`imatge` BLOB NULL DEFAULT NULL,</text:p>
      <text:p text:style-name="P9"><text:s text:c="2"/>`preu` DOUBLE NOT NULL,</text:p>
      <text:p text:style-name="P9"><text:s text:c="2"/>PRIMARY KEY (`id_Pizza`))</text:p>
      <text:p text:style-name="P9">ENGINE = InnoDB</text:p>
      <text:p text:style-name="P9">AUTO_INCREMENT = 7</text:p>
      <text:p text:style-name="P9">DEFAULT CHARACTER SET = utf8mb4</text:p>
      <text:p text:style-name="P9">COLLATE = utf8mb4_0900_ai_ci;</text:p>
      <text:p text:style-name="P9"/>
      <text:p text:style-name="P9">-- -----------------------------------------------------</text:p>
      <text:p text:style-name="P9">-- Table `Pizzeria`.`Categoria_Pizza`</text:p>
      <text:p text:style-name="P9">-- -----------------------------------------------------</text:p>
      <text:p text:style-name="P9"/>
      <text:p text:style-name="P9">CREATE TABLE IF NOT EXISTS `Pizzeria`.`Categoria_Pizza` (</text:p>
      <text:p text:style-name="P9"><text:s text:c="2"/>`id_Categoria_Pizza` INT(11) NOT NULL AUTO_INCREMENT,</text:p>
      <text:p text:style-name="P9"><text:s text:c="2"/>`nom` VARCHAR(45) NOT NULL,</text:p>
      <text:p text:style-name="P9"><text:s text:c="2"/>`id_Pizza` INT(11) NOT NULL,</text:p>
      <text:p text:style-name="P9"><text:s text:c="2"/>PRIMARY KEY (`id_Categoria_Pizza`),</text:p>
      <text:p text:style-name="P9"><text:s text:c="2"/>INDEX `fk_Pizza1_idx` (`id_Pizza` ASC) VISIBLE,</text:p>
      <text:p text:style-name="P9"><text:s text:c="2"/>CONSTRAINT `fk_Pizza1`</text:p>
      <text:p text:style-name="P9"><text:s text:c="4"/>FOREIGN KEY (`id_Pizza`)</text:p>
      <text:p text:style-name="P9"><text:s text:c="4"/>REFERENCES `Pizzeria`.`Pizza` (`id_Pizza`)</text:p>
      <text:p text:style-name="P9"><text:s text:c="4"/>ON DELETE CASCADE</text:p>
      <text:p text:style-name="P9"><text:s text:c="4"/>ON UPDATE NO ACTION)</text:p>
      <text:p text:style-name="P9">ENGINE = InnoDB</text:p>
      <text:p text:style-name="P9">AUTO_INCREMENT = 7</text:p>
      <text:p text:style-name="P9">DEFAULT CHARACTER SET = utf8mb4</text:p>
      <text:p text:style-name="P9">COLLATE = utf8mb4_0900_ai_ci;</text:p>
      <text:p text:style-name="P9"/>
      <text:p text:style-name="P9">-- -----------------------------------------------------</text:p>
      <text:p text:style-name="P9">-- Table `Pizzeria`.`Client`</text:p>
      <text:p text:style-name="P9">-- -----------------------------------------------------</text:p>
      <text:p text:style-name="P9"/>
      <text:p text:style-name="P9">CREATE TABLE IF NOT EXISTS `Pizzeria`.`Client` (</text:p>
      <text:p text:style-name="P9"><text:s text:c="2"/>`id_Client` INT(11) NOT NULL AUTO_INCREMENT,</text:p>
      <text:p text:style-name="P9"><text:s text:c="2"/>`nom` VARCHAR(15) NOT NULL,</text:p>
      <text:p text:style-name="P9"><text:s text:c="2"/>`cognom_1` VARCHAR(15) NOT NULL COMMENT 'Primer cognom',</text:p>
      <text:p text:style-name="P9"><text:s text:c="2"/>`cognom_2` VARCHAR(15) NOT NULL COMMENT 'Segon cognom',</text:p>
      <text:p text:style-name="P9"><text:s text:c="2"/>`telefon` INT(11) NOT NULL,</text:p>
      <text:p text:style-name="P9"><text:s text:c="2"/>`id_Adreça` INT(11) NOT NULL,</text:p>
      <text:p text:style-name="P9"><text:s text:c="2"/>PRIMARY KEY (`id_Client`),</text:p>
      <text:p text:style-name="P9"><text:s text:c="2"/>INDEX `fk_Adreça1_idx` (`id_Adreça` ASC) VISIBLE,</text:p>
      <text:p text:style-name="P9"><text:s text:c="2"/>CONSTRAINT `fk_Adreça1`</text:p>
      <text:p text:style-name="P9"><text:s text:c="4"/>FOREIGN KEY (`id_Adreça`)</text:p>
      <text:p text:style-name="P9"><text:s text:c="4"/>REFERENCES `Pizzeria`.`Adreça` (`id_Adreça`)</text:p>
      <text:p text:style-name="P9"><text:s text:c="4"/>ON DELETE CASCADE</text:p>
      <text:p text:style-name="P9"><text:s text:c="4"/>ON UPDATE NO ACTION)</text:p>
      <text:p text:style-name="P9">ENGINE = InnoDB</text:p>
      <text:p text:style-name="P9">AUTO_INCREMENT = 8</text:p>
      <text:p text:style-name="P9">DEFAULT CHARACTER SET = utf8mb4</text:p>
      <text:p text:style-name="P9">COLLATE = utf8mb4_0900_ai_ci;</text:p>
      <text:p text:style-name="P9"/>
      <text:p text:style-name="P9"/>
      <text:p text:style-name="P9"/>
      <text:p text:style-name="P9"/>
      <text:p text:style-name="P9"/>
      <text:p text:style-name="P9"><text:soft-page-break/>-- -----------------------------------------------------</text:p>
      <text:p text:style-name="P9">-- Table `Pizzeria`.`Hamburguesa`</text:p>
      <text:p text:style-name="P9">-- -----------------------------------------------------</text:p>
      <text:p text:style-name="P9"/>
      <text:p text:style-name="P9">CREATE TABLE IF NOT EXISTS `Pizzeria`.`Hamburguesa` (</text:p>
      <text:p text:style-name="P9"><text:s text:c="2"/>`id_Hamburguesa` INT(11) NOT NULL AUTO_INCREMENT,</text:p>
      <text:p text:style-name="P9"><text:s text:c="2"/>`nom` VARCHAR(15) NOT NULL,</text:p>
      <text:p text:style-name="P9"><text:s text:c="2"/>`descripcio` VARCHAR(20) NOT NULL,</text:p>
      <text:p text:style-name="P9"><text:s text:c="2"/>`imatge` BLOB NULL DEFAULT NULL,</text:p>
      <text:p text:style-name="P9"><text:s text:c="2"/>`preu` DOUBLE NOT NULL,</text:p>
      <text:p text:style-name="P9"><text:s text:c="2"/>PRIMARY KEY (`id_Hamburguesa`))</text:p>
      <text:p text:style-name="P9">ENGINE = InnoDB</text:p>
      <text:p text:style-name="P9">AUTO_INCREMENT = 7</text:p>
      <text:p text:style-name="P9">DEFAULT CHARACTER SET = utf8mb4</text:p>
      <text:p text:style-name="P9">COLLATE = utf8mb4_0900_ai_ci;</text:p>
      <text:p text:style-name="P9"/>
      <text:p text:style-name="P9">-- -----------------------------------------------------</text:p>
      <text:p text:style-name="P9">-- Table `Pizzeria`.`Empleat`</text:p>
      <text:p text:style-name="P9">-- -----------------------------------------------------</text:p>
      <text:p text:style-name="P9"/>
      <text:p text:style-name="P9">CREATE TABLE IF NOT EXISTS `Pizzeria`.`Empleat` (</text:p>
      <text:p text:style-name="P9"><text:s text:c="2"/>`id_Empleat` INT(11) NOT NULL AUTO_INCREMENT,</text:p>
      <text:p text:style-name="P9"><text:s text:c="2"/>`nom` VARCHAR(15) NOT NULL,</text:p>
      <text:p text:style-name="P9"><text:s text:c="2"/>`cognom_1` VARCHAR(15) NOT NULL COMMENT 'Primer cognom',</text:p>
      <text:p text:style-name="P9"><text:s text:c="2"/>`cognom_2` VARCHAR(15) NOT NULL COMMENT 'Segon cognom',</text:p>
      <text:p text:style-name="P9"><text:s text:c="2"/>`telefon` INT(11) NOT NULL,</text:p>
      <text:p text:style-name="P9"><text:s text:c="2"/>`nif` VARCHAR(10) NOT NULL,</text:p>
      <text:p text:style-name="P9"><text:s text:c="2"/>`id_Botiga` INT(11) NOT NULL,</text:p>
      <text:p text:style-name="P9"><text:s text:c="2"/>PRIMARY KEY (`id_Empleat`),</text:p>
      <text:p text:style-name="P9"><text:s text:c="2"/>UNIQUE INDEX `nif_UNIQUE` (`nif` ASC) VISIBLE,</text:p>
      <text:p text:style-name="P9"><text:s text:c="2"/>INDEX `fk_Botiga1_idx` (`id_Botiga` ASC) VISIBLE,</text:p>
      <text:p text:style-name="P9"><text:s text:c="2"/>CONSTRAINT `fk_Botiga1`</text:p>
      <text:p text:style-name="P9"><text:s text:c="4"/>FOREIGN KEY (`id_Botiga`)</text:p>
      <text:p text:style-name="P9"><text:s text:c="4"/>REFERENCES `Pizzeria`.`Botiga` (`id_Botiga`)</text:p>
      <text:p text:style-name="P9"><text:s text:c="4"/>ON DELETE CASCADE</text:p>
      <text:p text:style-name="P9"><text:s text:c="4"/>ON UPDATE NO ACTION)</text:p>
      <text:p text:style-name="P9">ENGINE = InnoDB</text:p>
      <text:p text:style-name="P9">AUTO_INCREMENT = 11</text:p>
      <text:p text:style-name="P9">DEFAULT CHARACTER SET = utf8mb4</text:p>
      <text:p text:style-name="P9">COLLATE = utf8mb4_0900_ai_ci;</text:p>
      <text:p text:style-name="P9"/>
      <text:p text:style-name="P9">-- -----------------------------------------------------</text:p>
      <text:p text:style-name="P9">-- Table `Pizzeria`.`Comanda`</text:p>
      <text:p text:style-name="P9">-- -----------------------------------------------------</text:p>
      <text:p text:style-name="P9"/>
      <text:p text:style-name="P9">CREATE TABLE IF NOT EXISTS `Pizzeria`.`Comanda` (</text:p>
      <text:p text:style-name="P9"><text:s text:c="2"/>`id_Comanda` INT(11) NOT NULL AUTO_INCREMENT,</text:p>
      <text:p text:style-name="P9"><text:s text:c="2"/>`dia_hora` DATETIME NOT NULL,</text:p>
      <text:p text:style-name="P9"><text:s text:c="2"/>`entrega` CHAR(1) NOT NULL COMMENT 'Tipo de repartiment:\\\\\\\\nB = Botiga\\\\\\\\nD = Domicili',</text:p>
      <text:p text:style-name="P9"><text:s text:c="2"/>`quantitat_producte` INT(11) NOT NULL,</text:p>
      <text:p text:style-name="P9"><text:s text:c="2"/>`id_Pizza` INT(11) NOT NULL DEFAULT 0,</text:p>
      <text:p text:style-name="P9"><text:s text:c="2"/>`id_Hamburguesa` INT(11) NOT NULL DEFAULT 0,</text:p>
      <text:p text:style-name="P9"><text:s text:c="2"/>`id_Beguda` INT(11) NOT NULL DEFAULT 0,</text:p>
      <text:p text:style-name="P9"><text:s text:c="2"/>`id_Client` INT(11) NOT NULL,</text:p>
      <text:p text:style-name="P9"><text:s text:c="2"/>`id_Botiga` INT(11) NOT NULL,</text:p>
      <text:p text:style-name="P9"><text:s text:c="2"/>`id_Empleat` INT(11) NOT NULL,</text:p>
      <text:p text:style-name="P9"><text:s text:c="2"/>PRIMARY KEY (`id_Comanda`),</text:p>
      <text:p text:style-name="P9"><text:s text:c="2"/>INDEX `fk_Hamburguesa1_idx` (`id_Hamburguesa` ASC) VISIBLE,</text:p>
      <text:p text:style-name="P9"><text:s text:c="2"/>INDEX `fk_Beguda1_idx` (`id_Beguda` ASC) VISIBLE,</text:p>
      <text:p text:style-name="P9"><text:s text:c="2"/>INDEX `fk_Pizza2_idx` (`id_Pizza` ASC) VISIBLE,</text:p>
      <text:p text:style-name="P9"><text:s text:c="2"/>INDEX `fk_Client1_idx` (`id_Client` ASC) VISIBLE,</text:p>
      <text:p text:style-name="P9"><text:s text:c="2"/>INDEX `fk_Botiga2_idx` (`id_Botiga` ASC) VISIBLE,</text:p>
      <text:p text:style-name="P9"><text:s text:c="2"/>INDEX `fk_Empleat3_idx` (`id_Empleat` ASC) VISIBLE,</text:p>
      <text:p text:style-name="P9"><text:s text:c="2"/>CONSTRAINT `fk_Hamburguesa1`</text:p>
      <text:p text:style-name="P9"><text:s text:c="4"/>FOREIGN KEY (`id_Hamburguesa`)</text:p>
      <text:p text:style-name="P9"><text:s text:c="4"/>REFERENCES `Pizzeria`.`Hamburguesa` (`id_Hamburguesa`)</text:p>
      <text:p text:style-name="P9"><text:soft-page-break/><text:s text:c="4"/>ON DELETE CASCADE</text:p>
      <text:p text:style-name="P9"><text:s text:c="4"/>ON UPDATE NO ACTION,</text:p>
      <text:p text:style-name="P9"><text:s text:c="2"/>CONSTRAINT `fk_Beguda1`</text:p>
      <text:p text:style-name="P9"><text:s text:c="4"/>FOREIGN KEY (`id_Beguda`)</text:p>
      <text:p text:style-name="P9"><text:s text:c="4"/>REFERENCES `Pizzeria`.`Beguda` (`id_Beguda`)</text:p>
      <text:p text:style-name="P9"><text:s text:c="4"/>ON DELETE CASCADE</text:p>
      <text:p text:style-name="P9"><text:s text:c="4"/>ON UPDATE NO ACTION,</text:p>
      <text:p text:style-name="P9"><text:s text:c="2"/>CONSTRAINT `fk_Pizza2`</text:p>
      <text:p text:style-name="P9"><text:s text:c="4"/>FOREIGN KEY (`id_Pizza`)</text:p>
      <text:p text:style-name="P9"><text:s text:c="4"/>REFERENCES `Pizzeria`.`Pizza` (`id_Pizza`)</text:p>
      <text:p text:style-name="P9"><text:s text:c="4"/>ON DELETE CASCADE</text:p>
      <text:p text:style-name="P9"><text:s text:c="4"/>ON UPDATE NO ACTION,</text:p>
      <text:p text:style-name="P9"><text:s text:c="2"/>CONSTRAINT `fk_Client1`</text:p>
      <text:p text:style-name="P9"><text:s text:c="4"/>FOREIGN KEY (`id_Client`)</text:p>
      <text:p text:style-name="P9"><text:s text:c="4"/>REFERENCES `Pizzeria`.`Client` (`id_Client`)</text:p>
      <text:p text:style-name="P9"><text:s text:c="4"/>ON DELETE CASCADE</text:p>
      <text:p text:style-name="P9"><text:s text:c="4"/>ON UPDATE NO ACTION,</text:p>
      <text:p text:style-name="P9"><text:s text:c="2"/>CONSTRAINT `fk_Botiga2`</text:p>
      <text:p text:style-name="P9"><text:s text:c="4"/>FOREIGN KEY (`id_Botiga`)</text:p>
      <text:p text:style-name="P9"><text:s text:c="4"/>REFERENCES `Pizzeria`.`Botiga` (`id_Botiga`)</text:p>
      <text:p text:style-name="P9"><text:s text:c="4"/>ON DELETE CASCADE</text:p>
      <text:p text:style-name="P9"><text:s text:c="4"/>ON UPDATE NO ACTION,</text:p>
      <text:p text:style-name="P9"><text:s text:c="2"/>CONSTRAINT `fk_Empleat3`</text:p>
      <text:p text:style-name="P9"><text:s text:c="4"/>FOREIGN KEY (`id_Empleat`)</text:p>
      <text:p text:style-name="P9"><text:s text:c="4"/>REFERENCES `Pizzeria`.`Empleat` (`id_Empleat`)</text:p>
      <text:p text:style-name="P9"><text:s text:c="4"/>ON DELETE CASCADE</text:p>
      <text:p text:style-name="P9"><text:s text:c="4"/>ON UPDATE NO ACTION)</text:p>
      <text:p text:style-name="P9">ENGINE = InnoDB</text:p>
      <text:p text:style-name="P9">DEFAULT CHARACTER SET = utf8mb4</text:p>
      <text:p text:style-name="P9">COLLATE = utf8mb4_0900_ai_ci;</text:p>
      <text:p text:style-name="P9"/>
      <text:p text:style-name="P9">-- -----------------------------------------------------</text:p>
      <text:p text:style-name="P9">-- Table `Pizzeria`.`Cuiner`</text:p>
      <text:p text:style-name="P9">-- -----------------------------------------------------</text:p>
      <text:p text:style-name="P9"/>
      <text:p text:style-name="P9">CREATE TABLE IF NOT EXISTS `Pizzeria`.`Cuiner` (</text:p>
      <text:p text:style-name="P9"><text:s text:c="2"/>`id_Cuiner` INT(11) NOT NULL AUTO_INCREMENT,</text:p>
      <text:p text:style-name="P9"><text:s text:c="2"/>`id_Empleat` INT(11) NOT NULL,</text:p>
      <text:p text:style-name="P9"><text:s text:c="2"/>PRIMARY KEY (`id_Cuiner`),</text:p>
      <text:p text:style-name="P9"><text:s text:c="2"/>INDEX `fk_Empleat1_idx` (`id_Empleat` ASC) VISIBLE,</text:p>
      <text:p text:style-name="P9"><text:s text:c="2"/>CONSTRAINT `fk_Empleat1`</text:p>
      <text:p text:style-name="P9"><text:s text:c="4"/>FOREIGN KEY (`id_Empleat`)</text:p>
      <text:p text:style-name="P9"><text:s text:c="4"/>REFERENCES `Pizzeria`.`Empleat` (`id_Empleat`)</text:p>
      <text:p text:style-name="P9"><text:s text:c="4"/>ON DELETE CASCADE</text:p>
      <text:p text:style-name="P9"><text:s text:c="4"/>ON UPDATE NO ACTION)</text:p>
      <text:p text:style-name="P9">ENGINE = InnoDB</text:p>
      <text:p text:style-name="P9">DEFAULT CHARACTER SET = utf8mb4</text:p>
      <text:p text:style-name="P9">COLLATE = utf8mb4_0900_ai_ci;</text:p>
      <text:p text:style-name="P9"/>
      <text:p text:style-name="P9">-- -----------------------------------------------------</text:p>
      <text:p text:style-name="P9">-- Table `Pizzeria`.`Repartidor`</text:p>
      <text:p text:style-name="P9">-- -----------------------------------------------------</text:p>
      <text:p text:style-name="P9"/>
      <text:p text:style-name="P9">CREATE TABLE IF NOT EXISTS `Pizzeria`.`Repartidor` (</text:p>
      <text:p text:style-name="P9"><text:s text:c="2"/>`id_Repartidor` INT(11) NOT NULL AUTO_INCREMENT,</text:p>
      <text:p text:style-name="P9"><text:s text:c="2"/>`id_Empleat` INT(11) NOT NULL,</text:p>
      <text:p text:style-name="P9"><text:s text:c="2"/>PRIMARY KEY (`id_Repartidor`),</text:p>
      <text:p text:style-name="P9"><text:s text:c="2"/>INDEX `fk_Empleat2_idx` (`id_Empleat` ASC) VISIBLE,</text:p>
      <text:p text:style-name="P9"><text:s text:c="2"/>CONSTRAINT `fk_Empleat2`</text:p>
      <text:p text:style-name="P9"><text:s text:c="4"/>FOREIGN KEY (`id_Empleat`)</text:p>
      <text:p text:style-name="P9"><text:s text:c="4"/>REFERENCES `Pizzeria`.`Empleat` (`id_Empleat`)</text:p>
      <text:p text:style-name="P9"><text:s text:c="4"/>ON DELETE CASCADE</text:p>
      <text:p text:style-name="P9"><text:s text:c="4"/>ON UPDATE NO ACTION)</text:p>
      <text:p text:style-name="P9">ENGINE = InnoDB</text:p>
      <text:p text:style-name="P9">AUTO_INCREMENT = 4</text:p>
      <text:p text:style-name="P9">DEFAULT CHARACTER SET = utf8mb4</text:p>
      <text:p text:style-name="P9"><text:soft-page-break/>COLLATE = utf8mb4_0900_ai_ci;</text:p>
      <text:p text:style-name="P9"/>
      <text:p text:style-name="P9">-- -----------------------------------------------------</text:p>
      <text:p text:style-name="P9">-- Table `Pizzeria`.`Entrega`</text:p>
      <text:p text:style-name="P9">-- -----------------------------------------------------</text:p>
      <text:p text:style-name="P9"/>
      <text:p text:style-name="P9">CREATE TABLE IF NOT EXISTS `Pizzeria`.`Entrega` (</text:p>
      <text:p text:style-name="P9"><text:s text:c="2"/>`id_Entrega` INT(11) NOT NULL AUTO_INCREMENT,</text:p>
      <text:p text:style-name="P9"><text:s text:c="2"/>`hora_entrega` DATETIME NOT NULL,</text:p>
      <text:p text:style-name="P9"><text:s text:c="2"/>`id_Comanda` INT(11) NOT NULL,</text:p>
      <text:p text:style-name="P9"><text:s text:c="2"/>`id_Repartidor` INT(11) NOT NULL,</text:p>
      <text:p text:style-name="P9"><text:s text:c="2"/>PRIMARY KEY (`id_Entrega`),</text:p>
      <text:p text:style-name="P9"><text:s text:c="2"/>INDEX `fk_Comanda1_idx` (`id_Comanda` ASC) VISIBLE,</text:p>
      <text:p text:style-name="P9"><text:s text:c="2"/>INDEX `fk_Repartidor1_idx` (`id_Repartidor` ASC) VISIBLE,</text:p>
      <text:p text:style-name="P9"><text:s text:c="2"/>CONSTRAINT `fk_Comanda1`</text:p>
      <text:p text:style-name="P9"><text:s text:c="4"/>FOREIGN KEY (`id_Comanda`)</text:p>
      <text:p text:style-name="P9"><text:s text:c="4"/>REFERENCES `Pizzeria`.`Comanda` (`id_Comanda`)</text:p>
      <text:p text:style-name="P9"><text:s text:c="4"/>ON DELETE CASCADE</text:p>
      <text:p text:style-name="P9"><text:s text:c="4"/>ON UPDATE NO ACTION,</text:p>
      <text:p text:style-name="P9"><text:s text:c="2"/>CONSTRAINT `fk_Repartidor1`</text:p>
      <text:p text:style-name="P9"><text:s text:c="4"/>FOREIGN KEY (`id_Repartidor`)</text:p>
      <text:p text:style-name="P9"><text:s text:c="4"/>REFERENCES `Pizzeria`.`Repartidor` (`id_Repartidor`)</text:p>
      <text:p text:style-name="P9"><text:s text:c="4"/>ON DELETE CASCADE</text:p>
      <text:p text:style-name="P9"><text:s text:c="4"/>ON UPDATE NO ACTION)</text:p>
      <text:p text:style-name="P9">ENGINE = InnoDB</text:p>
      <text:p text:style-name="P9">DEFAULT CHARACTER SET = utf8mb4</text:p>
      <text:p text:style-name="P9">COLLATE = utf8mb4_0900_ai_ci;</text:p>
      <text:p text:style-name="P9"/>
      <text:p text:style-name="P9"/>
      <text:p text:style-name="P9">SET SQL_MODE=@OLD_SQL_MODE;</text:p>
      <text:p text:style-name="P9">SET FOREIGN_KEY_CHECKS=@OLD_FOREIGN_KEY_CHECKS;</text:p>
      <text:p text:style-name="P8">SET UNIQUE_CHECKS=@OLD_UNIQUE_CHECKS;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ADREÇA:</text:p>
      <text:p text:style-name="P8">INSERT INTO Adreça (carrer,numero,pis,codi_postal,localitat,provincia)</text:p>
      <text:p text:style-name="P8">VALUES ('Fontana',43,'1',08020,'Barcelona','Barcelona'),</text:p>
      <text:p text:style-name="P8"><text:tab/> <text:s/>('Menta',3,'5',08430,'La Roca del Vallès','Barcelona'),</text:p>
      <text:p text:style-name="P8"><text:tab/> <text:s/>('Espinal',22,'4',08320,'El Masnou','Barcelona'),</text:p>
      <text:p text:style-name="P8"><text:tab/> <text:s/>('Enamorats',52,'1',08460,'SªMªPalautordera','Barcelona'),</text:p>
      <text:p text:style-name="P8"><text:tab/> <text:s/>('Bruc',235,'6',08310,'Argentona','Barcelona'),</text:p>
      <text:p text:style-name="P8"><text:tab/> <text:s/>('Granados',17,'2',08160,'Montmeló','Barcelona'),</text:p>
      <text:p text:style-name="P8"><text:tab/> <text:s/>('Aribau',153,'4',08330,'Premià de Mar','Barcelona');</text:p>
      <text:p text:style-name="P8">-----------------------------------------------------------------------------</text:p>
      <text:p text:style-name="P12">BEGUDES:</text:p>
      <text:p text:style-name="P8">INSERT INTO B<text:span text:style-name="T7">eguda</text:span> (<text:span text:style-name="T7">nom,descripcio,imatge,preu</text:span>)</text:p>
      <text:p text:style-name="P8">VALUES ('Coca-cola','refresc','',1.5),</text:p>
      <text:p text:style-name="P8"><text:tab/> ('Pepsi-cola','refresc','',1.4),</text:p>
      <text:p text:style-name="P8"><text:tab/> ('Sprite','refresc','',1.45),</text:p>
      <text:p text:style-name="P8"><text:tab/> ('Cervessa','alcohol','',1.75),</text:p>
      <text:p text:style-name="P8"><text:tab/> ('Aigua','refresc','',0.5),</text:p>
      <text:p text:style-name="P8"><text:tab/> ('Sweppes','refresc','',1.2);</text:p>
      <text:p text:style-name="P8">-----------------------------------------------------------------------------</text:p>
      <text:p text:style-name="P11">HAMBURGUESA:</text:p>
      <text:p text:style-name="P8">INSERT INTO H<text:span text:style-name="T7">amburguesa</text:span> (<text:span text:style-name="T7">nom,descripcio,imatge,preu</text:span>)</text:p>
      <text:p text:style-name="P8">VALUES ('Ceba','vegetariana','',1.5),</text:p>
      <text:p text:style-name="P8"><text:tab/> ('Bolonyesa','normal','',3.4),</text:p>
      <text:p text:style-name="P8"><text:tab/> ('Bolonyesa','picantl','',4.4),</text:p>
      <text:p text:style-name="P8"><text:tab/> ('Marinera','normal','',5.75),</text:p>
      <text:p text:style-name="P8"><text:tab/> ('Duplex','extra','',7.5),</text:p>
      <text:p text:style-name="P8"><text:tab/> ('Triplex','extra','',10.2);</text:p>
      <text:p text:style-name="P8">----------------------------------------------------------------------------</text:p>
      <text:p text:style-name="P11">PIZZA:</text:p>
      <text:p text:style-name="P8">INSERT INTO P<text:span text:style-name="T7">izza</text:span> <text:s/>(<text:span text:style-name="T7">nom,descripcio,imatge,preu</text:span>)</text:p>
      <text:p text:style-name="P8">VALUES ('Montanya','vegetariana','',2.5),</text:p>
      <text:p text:style-name="P8"><text:s/><text:tab/> ('Carbonara','normal','',3.4),</text:p>
      <text:p text:style-name="P8"><text:s/><text:tab/> ('Bolonyesa','normal','',4.4),</text:p>
      <text:p text:style-name="P8"><text:tab/> ('Marinera','normal','',5.75),</text:p>
      <text:p text:style-name="P8"><text:tab/> ('Hawaiana','normal','',5.5),</text:p>
      <text:p text:style-name="P8"><text:tab/> ('Kebab','normal','',6.2);</text:p>
      <text:p text:style-name="P5">-----------------------------------------------------------------------------</text:p>
      <text:p text:style-name="P11">CATEGORIA:</text:p>
      <text:p text:style-name="P8">INSERT INTO C<text:span text:style-name="T7">ategoria</text:span>_P<text:span text:style-name="T7">izza</text:span> (<text:span text:style-name="T7">nom,id_Pizza</text:span>)</text:p>
      <text:p text:style-name="P8">VALUES ('Vegetal',1),</text:p>
      <text:p text:style-name="P8"><text:s text:c="2"/><text:tab/> ('Vegetal',5),</text:p>
      <text:p text:style-name="P8"><text:tab/> ('Carn',2),</text:p>
      <text:p text:style-name="P8"><text:tab/> ('Carn',3),</text:p>
      <text:p text:style-name="P8"><text:tab/> ('Carn',6),</text:p>
      <text:p text:style-name="P8"><text:tab/> ('Peix',4);</text:p>
      <text:p text:style-name="P8">----------------------------------------------------------------------------</text:p>
      <text:p text:style-name="P11">COMANDA:</text:p>
      <text:p text:style-name="P8">INSERT INTO COMANDA (dia_hora,entrega,quantitat_producte,id_Pizza,id_Hamburguesa,id_Beguda,id_Client,id_Botiga,id_Empleat)</text:p>
      <text:p text:style-name="P8">VALUES ('22-03-22 19:30','B',3,2,1,2,7,1,2),</text:p>
      <text:p text:style-name="P8"><text:tab/>('20-03-22 18:45','D',1,2,1,1,2,2,5), </text:p>
      <text:p text:style-name="P8"><text:tab/>('19-03-22 22:00','B',2,2,1,1,3,1,3),</text:p>
      <text:p text:style-name="P8"><text:tab/>('22-03-22 21:50','D',1,2,3,1,5,3,2),</text:p>
      <text:p text:style-name="P8"><text:tab/>('21-03-22 21:15','D',2,3,2,4,2,1,1);</text:p>
      <text:p text:style-name="P8">-----------------------------------------------------------------------------</text:p>
      <text:p text:style-name="P11">CLIENT:</text:p>
      <text:p text:style-name="P6">INSERT INTO Client (nom,cognom_1,cognom_2,telefon,id_Adreça)</text:p>
      <text:p text:style-name="P6">VALUES ('Òscar','Barbero','Prieto',617888689,1),</text:p>
      <text:p text:style-name="P6"><text:tab/> ('Minerva','Navarro','Pérez',662491233,2),</text:p>
      <text:p text:style-name="P6"><text:tab/> ('Nerea','González','Herrera',664523991,3),</text:p>
      <text:p text:style-name="P6"><text:tab/> ('Irune','López','Sánchez',616892443,4),</text:p>
      <text:p text:style-name="P6"><text:tab/> ('Toni','Alcantara','Paez',602334412,5),</text:p>
      <text:p text:style-name="P6"><text:tab/> ('Enrique','Jordà','Basols',600845483,6),</text:p>
      <text:p text:style-name="P6"><text:tab/> ('Albert','Muñoz','Vilalt',656143653,7);</text:p>
      <text:p text:style-name="P8"/>
      <text:p text:style-name="P11"><text:soft-page-break/>EMPLEAT:</text:p>
      <text:p text:style-name="P6">INSERT INTO Empleat(nom,cognom_1,cognom_2,telefon,nif,id_Botiga)</text:p>
      <text:p text:style-name="P6">VALUES ('Òscar','Barbero','Prieto',617888689,'43523424H',1),</text:p>
      <text:p text:style-name="P6"><text:tab/> <text:s/>('Ana','García','Pérez',662491233,'38806560V',2),</text:p>
      <text:p text:style-name="P6"><text:tab/> <text:s/>('Josep','Gimenez','Maisa',664523991,'52139756F',2),</text:p>
      <text:p text:style-name="P6"><text:tab/> <text:s/>('Enrique','Pallols','Mas',600845483,'44672341A',3),</text:p>
      <text:p text:style-name="P6"><text:tab/> <text:s/>('Albert','Marimon','Recuesta',656143653,'38916472J',3);</text:p>
      <text:p text:style-name="P8">-----------------------------------------------------------------------------</text:p>
      <text:p text:style-name="P13">CUINER:</text:p>
      <text:p text:style-name="P6">INSERT INTO Cuiner (id_Empleat)</text:p>
      <text:p text:style-name="P6">VALUES (2),(5);</text:p>
      <text:p text:style-name="P8">-----------------------------------------------------------------------------</text:p>
      <text:p text:style-name="P13">REPARTIDOR:</text:p>
      <text:p text:style-name="P7">INSERT INTO Repartidor (id_Empleat)</text:p>
      <text:p text:style-name="P7">VALUES (1),(3),(4);</text:p>
      <text:p text:style-name="P8">-----------------------------------------------------------------------------</text:p>
      <text:p text:style-name="P14">BOTIGA:</text:p>
      <text:p text:style-name="P7">INSERT INTO Botiga (carrer,codi_postal,localitat,provincia)</text:p>
      <text:p text:style-name="P7">VALUES ('Nàpols',08020,'Barcelona','Barcelona'),</text:p>
      <text:p text:style-name="P7"><text:tab/> <text:s/>('Menta',08430,'La Roca del Vallès','Barcelona'),</text:p>
      <text:p text:style-name="P7"><text:tab/> <text:s/>('Milano',08320,'El Masnou','Barcelona');</text:p>
      <text:p text:style-name="P8">-----------------------------------------------------------------------------</text:p>
      <text:p text:style-name="P14">ENTREGA:</text:p>
      <text:p text:style-name="P4">INSERT INTO Entrega(hora_entrega,id_Comanda,id_Repartidor)</text:p>
      <text:p text:style-name="P4">VALUES </text:p>
      <text:p text:style-name="P4"><text:tab/>('20-03-22 19:20',2,1), </text:p>
      <text:p text:style-name="P4"><text:tab/>('22-03-22 22:25',4,2),</text:p>
      <text:p text:style-name="P4"><text:tab/>('21-03-22 21:35',5,2)</text:p>
      <text:p text:style-name="P4"/>
      <text:p text:style-name="P4"/>
      <text:p text:style-name="P4"/>
      <text:p text:style-name="P4"/>
      <text:p text:style-name="P4"/>
      <text:p text:style-name="P24"><text:bookmark text:name="yui_3_17_2_1_1682832834689_44"/>Llista quants productes de categoria 'Begudes' s'han venut en una determinada localitat.</text:p>
      <text:p text:style-name="P24"/>
      <text:p text:style-name="P19">SELECT SUM (c.quantitat_producte)</text:p>
      <text:p text:style-name="P19">FROM Beguda b</text:p>
      <text:p text:style-name="P19">JOIN Comanda c ON c.id_Beguda = b.id_Beguda </text:p>
      <text:p text:style-name="P19">JOIN Client cl ON c.id_Client = cl.id_Client</text:p>
      <text:p text:style-name="P19">JOIN <text:span text:style-name="T8">A</text:span>dreça a ON cl.id_Adreça = a.id_Adreça </text:p>
      <text:p text:style-name="P19">WHERE Localitat = 'Premià de Mar';</text:p>
      <text:p text:style-name="P19"/>
      <text:p text:style-name="P24"><text:bookmark text:name="yui_3_17_2_1_1682832834689_44 Copy 1"/><text:bookmark text:name="yui_3_17_2_1_1682832834689_46"/>Llista quantes comandes ha efectuat un determinat empleat/da.</text:p>
      <text:p text:style-name="P19">SELECT COUNT (id_Comanda)</text:p>
      <text:p text:style-name="P19">FROM Comanda c</text:p>
      <text:p text:style-name="P19">JOIN Empleat e ON c.id_Empleat = e.id_Empleat</text:p>
      <text:p text:style-name="P19">WHERE e.nom = 'Ana'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ontserrat1" svg:font-family="Montserrat, Arial, Helvetica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1:12:58.861740936</meta:creation-date>
    <meta:generator>LibreOffice/7.4.6.2$MacOSX_X86_64 LibreOffice_project/5b1f5509c2decdade7fda905e3e1429a67acd63d</meta:generator>
    <dc:date>2023-04-30T17:22:33.085577076</dc:date>
    <meta:editing-duration>PT18H56M26S</meta:editing-duration>
    <meta:editing-cycles>7</meta:editing-cycles>
    <meta:document-statistic meta:table-count="0" meta:image-count="0" meta:object-count="0" meta:page-count="8" meta:paragraph-count="371" meta:word-count="1460" meta:character-count="15256" meta:non-whitespace-character-count="13657"/>
  </office:meta>
</office:document-meta>
</file>